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ource Serif Pro" svg:font-family="'Source Serif Pro', serif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</style:style>
    <style:style style:name="P2" style:family="paragraph" style:parent-style-name="Text_20_body" style:list-style-name="L1">
      <style:paragraph-properties fo:margin-left="0cm" fo:margin-right="0cm" fo:margin-top="0cm" fo:margin-bottom="0cm" loext:contextual-spacing="false" fo:orphans="2" fo:widows="2" fo:text-indent="0cm" style:auto-text-indent="false" fo:padding="0cm" fo:border="none"/>
    </style:style>
    <style:style style:name="P3" style:family="paragraph" style:parent-style-name="Text_20_body" style:list-style-name="L1">
      <style:paragraph-properties fo:margin-left="0cm" fo:margin-right="0cm" fo:orphans="2" fo:widows="2" fo:text-indent="0cm" style:auto-text-indent="false" fo:padding="0cm" fo:border="none"/>
    </style:style>
    <style:style style:name="T1" style:family="text">
      <style:text-properties fo:font-variant="normal" fo:text-transform="none" fo:color="#3d464d" style:font-name="Source Serif Pro" fo:font-size="13.5pt" fo:letter-spacing="normal" fo:font-style="normal" fo:font-weight="normal"/>
    </style:style>
    <style:style style:name="T2" style:family="text">
      <style:text-properties fo:font-variant="normal" fo:text-transform="none" fo:color="#3d464d" style:font-name="Source Serif Pro" fo:font-size="13.5pt" fo:letter-spacing="normal" fo:font-style="normal" fo:font-weight="normal" fo:background-color="#f0f3f5" loext:char-shading-value="0"/>
    </style:style>
    <style:style style:name="T3" style:family="text">
      <style:text-properties fo:font-variant="normal" fo:text-transform="none" fo:color="#3d464d" style:font-name="Source Serif Pro" fo:font-size="13.5pt" fo:letter-spacing="normal" fo:font-style="normal" fo:font-weight="normal" loext:padding="0cm" loext:border="none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Utilizamos o método </text:span><text:span text:style-name="Source_20_Text"><text:span text:style-name="T2">querySelector</text:span></text:span><text:span text:style-name="T1"> para percorrer a árvore do </text:span><text:span text:style-name="Strong_20_Emphasis"><text:span text:style-name="T3">DOM</text:span></text:span><text:span text:style-name="T1"> e encontrar o elemento que queremos utilizando </text:span><text:span text:style-name="Strong_20_Emphasis"><text:span text:style-name="T3">JavaScript</text:span></text:span><text:span text:style-name="T1">. Porém existem outros métodos que podem ser utilizados para o mesmo fim.</text:span></text:p>
      <text:list xml:id="list8833402315903355863" text:style-name="L1">
        <text:list-item>
          <text:p text:style-name="P2"><text:span text:style-name="Source_20_Text"><text:span text:style-name="T2">document.getElementById(‘id’)</text:span></text:span><text:span text:style-name="T1"> seleciona o elemento pelo </text:span><text:span text:style-name="Source_20_Text"><text:span text:style-name="T2">id</text:span></text:span><text:span text:style-name="T1"> passado.</text:span></text:p>
        </text:list-item>
        <text:list-item>
          <text:p text:style-name="P2"><text:span text:style-name="Source_20_Text"><text:span text:style-name="T2">document.getElementsByClassName(‘classe’)</text:span></text:span><text:span text:style-name="T1"> </text:span><text:span text:style-name="Strong_20_Emphasis"><text:span text:style-name="T3">retorna um array dos elementos</text:span></text:span><text:span text:style-name="T1"> pelo nome da classe passada.</text:span></text:p>
        </text:list-item>
        <text:list-item>
          <text:p text:style-name="P2"><text:span text:style-name="Source_20_Text"><text:span text:style-name="T2">document.getElementsByTagName(‘tag’)</text:span></text:span><text:span text:style-name="T1"> </text:span><text:span text:style-name="Strong_20_Emphasis"><text:span text:style-name="T3">retorna um array dos elementos</text:span></text:span><text:span text:style-name="T1"> pelo nome da tag passada</text:span></text:p>
        </text:list-item>
        <text:list-item>
          <text:p text:style-name="P3"><text:span text:style-name="Source_20_Text"><text:span text:style-name="T2">document.querySelectorAll(seletor)</text:span></text:span><text:span text:style-name="T1"> devolve todos os seletores com o mesmo nome</text:span></text:p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ource Serif Pro" svg:font-family="'Source Serif Pro', serif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16T09:56:03.203376970</meta:creation-date>
    <dc:date>2020-10-16T09:58:09.881723778</dc:date>
    <meta:editing-duration>PT2M8S</meta:editing-duration>
    <meta:editing-cycles>1</meta:editing-cycles>
    <meta:document-statistic meta:table-count="0" meta:image-count="0" meta:object-count="0" meta:page-count="2" meta:paragraph-count="5" meta:word-count="72" meta:character-count="537" meta:non-whitespace-character-count="474"/>
    <meta:generator>LibreOffice/5.1.6.2$Linux_X86_64 LibreOffice_project/10m0$Build-2</meta:generator>
  </office:meta>
</office:document-meta>
</file>